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9" table:style-name="ta1">
        <table:shapes>
          <draw:frame draw:z-index="0" draw:style-name="gr1" draw:text-style-name="P1" svg:width="159.99mm" svg:height="89.99mm" svg:x="126.01mm" svg:y="1mm">
            <loext:p draw:notify-on-update-of-ranges="test219.G1:test219.G1 test219.G2:test219.G11 test219.C1:test219.C1 test219.C2:test219.C11 test219.G1:test219.G1 test219.G2:test219.G11 test219.D1:test219.D1 test219.D2:test219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46</text:p>
          </table:table-cell>
          <table:table-cell office:value-type="float" office:value="0.034498" calcext:value-type="float">
            <text:p>0.034498</text:p>
          </table:table-cell>
          <table:table-cell office:value-type="float" office:value="0.010531" calcext:value-type="float">
            <text:p>0.010531</text:p>
          </table:table-cell>
          <table:table-cell office:value-type="float" office:value="0" calcext:value-type="float">
            <text:p>0</text:p>
          </table:table-cell>
          <table:table-cell office:value-type="float" office:value="149707" calcext:value-type="float">
            <text:p>14970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47</text:p>
          </table:table-cell>
          <table:table-cell office:value-type="float" office:value="0.02894" calcext:value-type="float">
            <text:p>0.02894</text:p>
          </table:table-cell>
          <table:table-cell office:value-type="float" office:value="0.006252" calcext:value-type="float">
            <text:p>0.006252</text:p>
          </table:table-cell>
          <table:table-cell office:value-type="float" office:value="0" calcext:value-type="float">
            <text:p>0</text:p>
          </table:table-cell>
          <table:table-cell office:value-type="float" office:value="137144" calcext:value-type="float">
            <text:p>13714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48</text:p>
          </table:table-cell>
          <table:table-cell office:value-type="float" office:value="0.048906" calcext:value-type="float">
            <text:p>0.048906</text:p>
          </table:table-cell>
          <table:table-cell office:value-type="float" office:value="0.008184" calcext:value-type="float">
            <text:p>0.008184</text:p>
          </table:table-cell>
          <table:table-cell office:value-type="float" office:value="0" calcext:value-type="float">
            <text:p>0</text:p>
          </table:table-cell>
          <table:table-cell office:value-type="float" office:value="153646" calcext:value-type="float">
            <text:p>15364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49</text:p>
          </table:table-cell>
          <table:table-cell office:value-type="float" office:value="0.036302" calcext:value-type="float">
            <text:p>0.036302</text:p>
          </table:table-cell>
          <table:table-cell office:value-type="float" office:value="0.007256" calcext:value-type="float">
            <text:p>0.007256</text:p>
          </table:table-cell>
          <table:table-cell office:value-type="float" office:value="0" calcext:value-type="float">
            <text:p>0</text:p>
          </table:table-cell>
          <table:table-cell office:value-type="float" office:value="149540" calcext:value-type="float">
            <text:p>14954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50</text:p>
          </table:table-cell>
          <table:table-cell office:value-type="float" office:value="0.069196" calcext:value-type="float">
            <text:p>0.069196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" calcext:value-type="float">
            <text:p>0</text:p>
          </table:table-cell>
          <table:table-cell office:value-type="float" office:value="176254" calcext:value-type="float">
            <text:p>17625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51</text:p>
          </table:table-cell>
          <table:table-cell office:value-type="float" office:value="0.049354" calcext:value-type="float">
            <text:p>0.04935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</text:p>
          </table:table-cell>
          <table:table-cell office:value-type="float" office:value="142500" calcext:value-type="float">
            <text:p>14250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52</text:p>
          </table:table-cell>
          <table:table-cell office:value-type="float" office:value="0.028369" calcext:value-type="float">
            <text:p>0.028369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0" calcext:value-type="float">
            <text:p>0</text:p>
          </table:table-cell>
          <table:table-cell office:value-type="float" office:value="144622" calcext:value-type="float">
            <text:p>14462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53</text:p>
          </table:table-cell>
          <table:table-cell office:value-type="float" office:value="0.048652" calcext:value-type="float">
            <text:p>0.048652</text:p>
          </table:table-cell>
          <table:table-cell office:value-type="float" office:value="0.008774" calcext:value-type="float">
            <text:p>0.008774</text:p>
          </table:table-cell>
          <table:table-cell office:value-type="float" office:value="0" calcext:value-type="float">
            <text:p>0</text:p>
          </table:table-cell>
          <table:table-cell office:value-type="float" office:value="147051" calcext:value-type="float">
            <text:p>14705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54</text:p>
          </table:table-cell>
          <table:table-cell office:value-type="float" office:value="0.060311" calcext:value-type="float">
            <text:p>0.060311</text:p>
          </table:table-cell>
          <table:table-cell office:value-type="float" office:value="0.009298" calcext:value-type="float">
            <text:p>0.009298</text:p>
          </table:table-cell>
          <table:table-cell office:value-type="float" office:value="0" calcext:value-type="float">
            <text:p>0</text:p>
          </table:table-cell>
          <table:table-cell office:value-type="float" office:value="152830" calcext:value-type="float">
            <text:p>15283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5:55</text:p>
          </table:table-cell>
          <table:table-cell office:value-type="float" office:value="0.097132" calcext:value-type="float">
            <text:p>0.09713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" calcext:value-type="float">
            <text:p>0</text:p>
          </table:table-cell>
          <table:table-cell office:value-type="float" office:value="156548" calcext:value-type="float">
            <text:p>156548</text:p>
          </table:table-cell>
          <table:table-cell office:value-type="float" office:value="874" calcext:value-type="float">
            <text:p>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37:49.073396686</dc:date>
    <meta:editing-duration>PT41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19.G1:test219.G11 test219.C1:test219.D11" chart:data-source-has-labels="row" svg:x="0.32cm" svg:y="0.18cm" svg:width="13.361cm" svg:height="8.64cm">
          <chartooo:coordinate-region svg:x="1.232cm" svg:y="0.353cm" svg:width="12.16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19.C2:test219.C11" chart:label-cell-address="test219.C1:test219.C1" chart:class="chart:scatter">
            <chart:domain table:cell-range-address="test219.G2:test219.G11"/>
            <chart:data-point chart:repeated="10"/>
          </chart:series>
          <chart:series chart:style-name="ch7" chart:values-cell-range-address="test219.D2:test219.D11" chart:label-cell-address="test219.D1:test219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9.C1:test219.C1</svg:desc>
                </draw:g>
              </table:table-cell>
              <table:table-cell office:value-type="string">
                <text:p>xfertime</text:p>
                <draw:g>
                  <svg:desc>test219.D1:test21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4">
                <text:p>774</text:p>
                <draw:g>
                  <svg:desc>test219.G2:test219.G11</svg:desc>
                </draw:g>
              </table:table-cell>
              <table:table-cell office:value-type="float" office:value="0.034498">
                <text:p>0.034498</text:p>
                <draw:g>
                  <svg:desc>test219.C2:test219.C11</svg:desc>
                </draw:g>
              </table:table-cell>
              <table:table-cell office:value-type="float" office:value="0.010531">
                <text:p>0.010531</text:p>
                <draw:g>
                  <svg:desc>test219.D2:test219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3">
                <text:p>793</text:p>
              </table:table-cell>
              <table:table-cell office:value-type="float" office:value="0.02894">
                <text:p>0.02894</text:p>
              </table:table-cell>
              <table:table-cell office:value-type="float" office:value="0.006252">
                <text:p>0.006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7">
                <text:p>807</text:p>
              </table:table-cell>
              <table:table-cell office:value-type="float" office:value="0.048906">
                <text:p>0.048906</text:p>
              </table:table-cell>
              <table:table-cell office:value-type="float" office:value="0.008184">
                <text:p>0.008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4">
                <text:p>794</text:p>
              </table:table-cell>
              <table:table-cell office:value-type="float" office:value="0.036302">
                <text:p>0.036302</text:p>
              </table:table-cell>
              <table:table-cell office:value-type="float" office:value="0.007256">
                <text:p>0.007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069196">
                <text:p>0.069196</text:p>
              </table:table-cell>
              <table:table-cell office:value-type="float" office:value="0.01045">
                <text:p>0.01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1">
                <text:p>791</text:p>
              </table:table-cell>
              <table:table-cell office:value-type="float" office:value="0.049354">
                <text:p>0.049354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5">
                <text:p>795</text:p>
              </table:table-cell>
              <table:table-cell office:value-type="float" office:value="0.028369">
                <text:p>0.028369</text:p>
              </table:table-cell>
              <table:table-cell office:value-type="float" office:value="0.007622">
                <text:p>0.007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1">
                <text:p>781</text:p>
              </table:table-cell>
              <table:table-cell office:value-type="float" office:value="0.048652">
                <text:p>0.048652</text:p>
              </table:table-cell>
              <table:table-cell office:value-type="float" office:value="0.008774">
                <text:p>0.008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2">
                <text:p>722</text:p>
              </table:table-cell>
              <table:table-cell office:value-type="float" office:value="0.060311">
                <text:p>0.060311</text:p>
              </table:table-cell>
              <table:table-cell office:value-type="float" office:value="0.009298">
                <text:p>0.009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">
                <text:p>874</text:p>
              </table:table-cell>
              <table:table-cell office:value-type="float" office:value="0.097132">
                <text:p>0.097132</text:p>
              </table:table-cell>
              <table:table-cell office:value-type="float" office:value="0.01063">
                <text:p>0.01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